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341e" officeooo:paragraph-rsid="000e341e"/>
    </style:style>
    <style:style style:name="P2" style:family="paragraph" style:parent-style-name="Standard">
      <style:paragraph-properties fo:text-align="start" style:justify-single-word="false"/>
      <style:text-properties officeooo:rsid="000e341e" officeooo:paragraph-rsid="000e341e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341e" officeooo:paragraph-rsid="000e341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e341e" officeooo:paragraph-rsid="000e341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e341e" officeooo:paragraph-rsid="000e341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e9d9a" officeooo:paragraph-rsid="000e9d9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edccb" officeooo:paragraph-rsid="000edcc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f5dbd" officeooo:paragraph-rsid="000f5db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0f430" officeooo:paragraph-rsid="0010f43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f6b26" officeooo:paragraph-rsid="000f6b2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1f9ad" officeooo:paragraph-rsid="0011f9a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3446b" officeooo:paragraph-rsid="0011f9a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0f6b26" officeooo:paragraph-rsid="000f6b2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0f430" officeooo:paragraph-rsid="0010f430" style:font-weight-asian="bold" style:font-weight-complex="bold"/>
    </style:style>
    <style:style style:name="P15" style:family="paragraph" style:parent-style-name="Standard">
      <style:paragraph-properties fo:text-align="start" style:justify-single-word="false" style:border-line-width-bottom="0.03cm 0.03cm 0.03cm" fo:padding-left="0cm" fo:padding-right="0cm" fo:padding-top="0cm" fo:padding-bottom="0.074cm" fo:border-left="none" fo:border-right="none" fo:border-top="none" fo:border-bottom="2.55pt double #000000" style:join-border="false"/>
      <style:text-properties style:text-underline-style="none" fo:font-weight="normal" officeooo:rsid="0013446b" officeooo:paragraph-rsid="0011f9a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3fc3c" officeooo:paragraph-rsid="0013fc3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53ac2" officeooo:paragraph-rsid="00153ac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53ac2" officeooo:paragraph-rsid="0015f21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5f21c" officeooo:paragraph-rsid="0015f21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73cb5" officeooo:paragraph-rsid="00173cb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3fc3c" officeooo:paragraph-rsid="0013fc3c"/>
    </style:style>
    <style:style style:name="P2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officeooo:rsid="000e9d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fc3c"/>
    </style:style>
    <style:style style:name="T5" style:family="text">
      <style:text-properties fo:color="#569cd6"/>
    </style:style>
    <style:style style:name="T6" style:family="text">
      <style:text-properties fo:color="#9cdcfe"/>
    </style:style>
    <style:style style:name="T7" style:family="text">
      <style:text-properties fo:color="#ce9178"/>
    </style:style>
    <style:style style:name="T8" style:family="text">
      <style:text-properties fo:color="#4ec9b0"/>
    </style:style>
    <style:style style:name="T9" style:family="text">
      <style:text-properties fo:color="#dcdcaa"/>
    </style:style>
    <style:style style:name="T10" style:family="text">
      <style:text-properties style:text-underline-style="none" style:font-weight-asian="normal" style:font-weight-complex="normal"/>
    </style:style>
    <style:style style:name="T11" style:family="text">
      <style:text-properties fo:color="#c586c0"/>
    </style:style>
    <style:style style:name="T12" style:family="text">
      <style:text-properties fo:color="#b5ce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SUMMARY OF MY JAVASCRIPT LESSON FROM THE </text:p>
      <text:p text:style-name="P1">INTRODUCTION TO CHAPTER 2</text:p>
      <text:p text:style-name="P2"/>
      <text:p text:style-name="P2"/>
      <text:p text:style-name="P3">CHAPTER 1</text:p>
      <text:p text:style-name="P3"/>
      <text:p text:style-name="P4">ARITHMETIC</text:p>
      <text:p text:style-name="P4"/>
      <text:p text:style-name="P5"><text:tab/><text:tab/>The addition +, subtraction <text:s/>- , multiplication <text:s/>* , <text:s/>division (/), <text:span text:style-name="T1">remainder (%),</text:span> are called the operators , and are use to perform mathematical or arithmetic operations in java script,</text:p>
      <text:p text:style-name="P5">and operation are carried out from the right to the left, and from the left to the right if there is a brackect at the left side:</text:p>
      <text:p text:style-name="P5"/>
      <text:p text:style-name="P5">e,g 100 + 4 * 11 <text:s/>is not the same thing as (100 + 4) * 11</text:p>
      <text:p text:style-name="P5"><text:tab/>= 144<text:tab/><text:tab/><text:tab/><text:tab/><text:tab/>=1144.</text:p>
      <text:p text:style-name="P5"/>
      <text:p text:style-name="P6">SPECIAL NUMBERS</text:p>
      <text:p text:style-name="P6"><text:tab/>The infinity and the -infinity</text:p>
      <text:p text:style-name="P6">NaN:( not a number);</text:p>
      <text:p text:style-name="P6"/>
      <text:p text:style-name="P6"/>
      <text:p text:style-name="P6">Operators that use two values are called binary operators, while those that</text:p>
      <text:p text:style-name="P6">take one are called unary operators.</text:p>
      <text:p text:style-name="P6"/>
      <text:p text:style-name="P6"/>
      <text:p text:style-name="P6">STRINGS</text:p>
      <text:p text:style-name="P6"><text:tab/>The next basic data type is the string. Strings are used to represent text. They</text:p>
      <text:p text:style-name="P6">are written by enclosing their content in quotes.</text:p>
      <text:p text:style-name="P6"/>
      <text:p text:style-name="P6">`My name is favour`</text:p>
      <text:p text:style-name="P6">‘My name is favour’</text:p>
      <text:p text:style-name="P6">“My name is favour”</text:p>
      <text:p text:style-name="P6"/>
      <text:p text:style-name="P7">and the use of backslash \ to continue a comment that has multiple lines..</text:p>
      <text:p text:style-name="P7">A quote that is preceded by a backslash will not end the string but be part of it.</text:p>
      <text:p text:style-name="P7">When an n character occurs after a backslash, it is</text:p>
      <text:p text:style-name="P7">Interpreted as a newline. Similarly, a t after a backslash means a tab character.</text:p>
      <text:p text:style-name="P7"/>
      <text:p text:style-name="P8">Strings can not be subtracted, divided, or multiplied but the + operator can be used on them and this is called<text:span text:style-name="T2"> CONCATENATION</text:span> .</text:p>
      <text:p text:style-name="P8">I.e “Fa” + “vo” + “ur” which will result to “Favour” .</text:p>
      <text:p text:style-name="P8"/>
      <text:p text:style-name="P13">UNARY OPERATORS</text:p>
      <text:p text:style-name="P13"><text:tab/><text:span text:style-name="T3">Not all operators are symbols. Some are written as words, and their function is to display the type of value you give to a particular format;</text:span></text:p>
      <text:p text:style-name="P10">eg</text:p>
      <text:p text:style-name="P10">console.log(typeof 410)</text:p>
      <text:p text:style-name="P10">// → number</text:p>
      <text:p text:style-name="P10">console.log(typeof "favour")</text:p>
      <text:p text:style-name="P10">// → string</text:p>
      <text:p text:style-name="P10"/>
      <text:p text:style-name="P10"/>
      <text:p text:style-name="P10"><text:soft-page-break/>console.log(3 &gt; 2)</text:p>
      <text:p text:style-name="P10">// → true</text:p>
      <text:p text:style-name="P10">console.log(3 &lt; 2)</text:p>
      <text:p text:style-name="P10">// → false</text:p>
      <text:p text:style-name="P10"/>
      <text:p text:style-name="P14">LOGICAL OPERATORS</text:p>
      <text:p text:style-name="P14"/>
      <text:p text:style-name="P14"><text:tab/><text:span text:style-name="T3">The &amp;&amp; operator represents logical and. It is a binary operator, and its result</text:span></text:p>
      <text:p text:style-name="P9">is true only if both the values given to it are true.</text:p>
      <text:p text:style-name="P9">console.log(true &amp;&amp; false)</text:p>
      <text:p text:style-name="P9">// → false</text:p>
      <text:p text:style-name="P9">console.log(true &amp;&amp; true)</text:p>
      <text:p text:style-name="P9">// → true</text:p>
      <text:p text:style-name="P9">console.log(false &amp;&amp; false)</text:p>
      <text:p text:style-name="P9">// → false</text:p>
      <text:p text:style-name="P9"/>
      <text:p text:style-name="P9"/>
      <text:p text:style-name="P9">The || operator denotes logical or. It produces true if either of the values</text:p>
      <text:p text:style-name="P9">given to it is true.</text:p>
      <text:p text:style-name="P9">console.log(false || true)</text:p>
      <text:p text:style-name="P9">// → true</text:p>
      <text:p text:style-name="P9">console.log(false || false)</text:p>
      <text:p text:style-name="P9">// → false</text:p>
      <text:p text:style-name="P9"/>
      <text:p text:style-name="P11">The ! <text:s/>Operator denotes not, it produces the direct opposite of the previous . true produces false , and !false gives true .</text:p>
      <text:p text:style-name="P11"/>
      <text:p text:style-name="P11"/>
      <text:p text:style-name="P12">ASSESSMENT F<text:span text:style-name="T4">OR</text:span> CHAPTER <text:span text:style-name="T4">1 AND 2</text:span></text:p>
      <text:p text:style-name="P12"/>
      <text:p text:style-name="P12">Write a loop that makes seven calls to console.log to output the following</text:p>
      <text:p text:style-name="P12">triangle:</text:p>
      <text:p text:style-name="P12">#</text:p>
      <text:p text:style-name="P12">##</text:p>
      <text:p text:style-name="P12">###</text:p>
      <text:p text:style-name="P12">####</text:p>
      <text:p text:style-name="P15">#####</text:p>
      <text:p text:style-name="P12"/>
      <text:p text:style-name="P16">ANSWERS</text:p>
      <text:p text:style-name="P16"/>
      <text:p text:style-name="P16">let number = “#”;</text:p>
      <text:p text:style-name="P16"><text:s/>console.log(number);</text:p>
      <text:p text:style-name="P16">console.log(number + “#”);</text:p>
      <text:p text:style-name="P16">console.log(number + “##”);</text:p>
      <text:p text:style-name="P16">console.log(number + “###”)’</text:p>
      <text:p text:style-name="P16">console.log(number + “####”);</text:p>
      <text:p text:style-name="P16">console.log(number + “#####”);</text:p>
      <text:p text:style-name="P16">console.log(number + “######”);</text:p>
      <text:p text:style-name="P16"/>
      <text:p text:style-name="P16"/>
      <text:p text:style-name="P16"/>
      <text:p text:style-name="P16"/>
      <text:p text:style-name="P16"><text:soft-page-break/>FizzBuzz</text:p>
      <text:p text:style-name="P16">Write a program that uses console.log to print all the numbers from 1 to 100,</text:p>
      <text:p text:style-name="P16">with two exceptions. For numbers divisible by 3, print "Fizz" instead of the</text:p>
      <text:p text:style-name="P16">number, and for numbers divisible by 5 (and not 3), print "Buzz" instead.</text:p>
      <text:p text:style-name="P16">When you have that working, modify your program to print "FizzBuzz" for</text:p>
      <text:p text:style-name="P16">numbers that are divisible by both 3 and 5 (and still print "Fizz" or "Buzz"</text:p>
      <text:p text:style-name="P16">for numbers divisible by only one of those).</text:p>
      <text:p text:style-name="P16">(This is actually an interview question that has been claimed to weed out</text:p>
      <text:p text:style-name="P16">a significant percentage of programmer candidates. So if you solved it, your</text:p>
      <text:p text:style-name="P21"><text:span text:style-name="T10">labor market value just went up.)</text:span></text:p>
      <text:p text:style-name="P16"/>
      <text:p text:style-name="P19">ANSWER</text:p>
      <text:p text:style-name="P19"/>
      <text:p text:style-name="P18">for (let number = 1; number &lt;= 100; number++)</text:p>
      <text:p text:style-name="P18">{</text:p>
      <text:p text:style-name="P17"><text:tab/>let output = “ ”;</text:p>
      <text:p text:style-name="P17"><text:tab/>if (number % 3 == 0) output = output + “Fizz” ;</text:p>
      <text:p text:style-name="P17"><text:tab/>if (number % 5 == 0) output = number + “Buzz”;</text:p>
      <text:p text:style-name="P17"><text:tab/>console.log(output || number);</text:p>
      <text:p text:style-name="P17">}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Write a program that creates a string that represents an 8×8 grid, using newline</text:p>
      <text:p text:style-name="P17">characters to separate lines. At each position of the grid there is either a space</text:p>
      <text:p text:style-name="P17">or a "#" character. The characters should form a chessboard.</text:p>
      <text:p text:style-name="P17">Passing this string to console.log should show something like this:</text:p>
      <text:p text:style-name="P17"/>
      <text:p text:style-name="P17"># # # #</text:p>
      <text:p text:style-name="P17"># # # #</text:p>
      <text:p text:style-name="P17"># # # #</text:p>
      <text:p text:style-name="P17"># # # #</text:p>
      <text:p text:style-name="P17"># # # #</text:p>
      <text:p text:style-name="P17"># # # #</text:p>
      <text:p text:style-name="P17"># # # #</text:p>
      <text:p text:style-name="P17"># # # #</text:p>
      <text:p text:style-name="P17">When you have a program that generates this pattern, define a binding size</text:p>
      <text:p text:style-name="P17">= 8 and change the program so that it works for any size , outputting a grid</text:p>
      <text:p text:style-name="P17">of the given width and height.</text:p>
      <text:p text:style-name="P16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ANSWER</text:p>
      <text:p text:style-name="P20"/>
      <text:p text:style-name="P20">let size = 8;</text:p>
      <text:p text:style-name="P20"/>
      <text:p text:style-name="P20">let board = "";</text:p>
      <text:p text:style-name="P20"/>
      <text:p text:style-name="P20">for (let y = 0; y &lt; size; y++) {</text:p>
      <text:p text:style-name="P20"><text:s text:c="2"/>for (let x = 0; x &lt; size; x++) {</text:p>
      <text:p text:style-name="P20"><text:s text:c="4"/>if ((x + y) % 2 == 0) {</text:p>
      <text:p text:style-name="P20"><text:s text:c="6"/>board += " ";</text:p>
      <text:p text:style-name="P20"><text:s text:c="4"/>} else {</text:p>
      <text:p text:style-name="P20"><text:s text:c="6"/>board += "#";</text:p>
      <text:p text:style-name="P20"><text:s text:c="4"/>}</text:p>
      <text:p text:style-name="P20"><text:s text:c="2"/>}</text:p>
      <text:p text:style-name="P20"><text:s text:c="2"/>board += "\n";</text:p>
      <text:p text:style-name="P20">}</text:p>
      <text:p text:style-name="P20"/>
      <text:p text:style-name="P20">console.log(board);</text:p>
      <text:p text:style-name="P13"/>
      <text:p text:style-name="P5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6:40:40.921625767</meta:creation-date>
    <meta:editing-duration>PT39M55S</meta:editing-duration>
    <meta:editing-cycles>3</meta:editing-cycles>
    <meta:generator>LibreOffice/6.2.4.2$Linux_X86_64 LibreOffice_project/2412653d852ce75f65fbfa83fb7e7b669a126d64</meta:generator>
    <dc:date>2019-08-23T23:12:32.714805801</dc:date>
    <meta:document-statistic meta:table-count="0" meta:image-count="0" meta:object-count="0" meta:page-count="4" meta:paragraph-count="117" meta:word-count="771" meta:character-count="4051" meta:non-whitespace-character-count="3343"/>
  </office:meta>
</office:document-meta>
</file>